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9769" officeooo:paragraph-rsid="00069769"/>
    </style:style>
    <style:style style:name="P2" style:family="paragraph" style:parent-style-name="Table_20_Contents">
      <style:text-properties officeooo:rsid="0008883e" officeooo:paragraph-rsid="0008883e"/>
    </style:style>
    <style:style style:name="P3" style:family="paragraph" style:parent-style-name="Table_20_Contents">
      <style:text-properties officeooo:rsid="000987b9" officeooo:paragraph-rsid="000987b9"/>
    </style:style>
    <style:style style:name="P4" style:family="paragraph" style:parent-style-name="Table_20_Contents">
      <style:text-properties officeooo:rsid="000b3044" officeooo:paragraph-rsid="000b3044"/>
    </style:style>
    <style:style style:name="P5" style:family="paragraph" style:parent-style-name="Table_20_Contents">
      <style:text-properties officeooo:rsid="000b3044" officeooo:paragraph-rsid="000c5fd9"/>
    </style:style>
    <style:style style:name="P6" style:family="paragraph" style:parent-style-name="Table_20_Contents">
      <style:text-properties officeooo:rsid="000c5fd9" officeooo:paragraph-rsid="000c5fd9"/>
    </style:style>
    <style:style style:name="P7" style:family="paragraph" style:parent-style-name="Table_20_Contents">
      <style:text-properties officeooo:rsid="0008883e" officeooo:paragraph-rsid="0008883e"/>
    </style:style>
    <style:style style:name="P8" style:family="paragraph" style:parent-style-name="Table_20_Contents">
      <style:text-properties officeooo:rsid="000c5fd9" officeooo:paragraph-rsid="000ef5c5"/>
    </style:style>
    <style:style style:name="T1" style:family="text">
      <style:text-properties officeooo:rsid="0008c514"/>
    </style:style>
    <style:style style:name="T2" style:family="text">
      <style:text-properties officeooo:rsid="000987b9"/>
    </style:style>
    <style:style style:name="T3" style:family="text">
      <style:text-properties officeooo:rsid="000c5fd9"/>
    </style:style>
    <style:style style:name="T4" style:family="text">
      <style:text-properties officeooo:rsid="000ef5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xt</text:p>
          </table:table-cell>
          <table:table-cell table:style-name="Table1.B1" office:value-type="string">
            <text:p text:style-name="P3">&amp;foo = 0x10470</text:p>
            <text:p text:style-name="P3">main = 0x104a8</text:p>
          </table:table-cell>
        </table:table-row>
        <table:table-row>
          <table:table-cell table:style-name="Table1.A2" office:value-type="string">
            <text:p text:style-name="P1">Data</text:p>
          </table:table-cell>
          <table:table-cell table:style-name="Table1.B2" office:value-type="string">
            <text:p text:style-name="P2"><text:span text:style-name="T3">&amp;</text:span>a = </text:p>
            <text:p text:style-name="P8">str = 0x105d0</text:p>
            <text:p text:style-name="P2"><text:span text:style-name="T2">&amp;</text:span>e = <text:span text:style-name="T1">0x21030</text:span></text:p>
            <text:p text:style-name="P6">^^str and &amp;e are apart because there’s a seperate instance for each method, <text:span text:style-name="T4">and str has a lower value because it is declared in main(), which is run first.</text:span></text:p>
          </table:table-cell>
        </table:table-row>
        <table:table-row>
          <table:table-cell table:style-name="Table1.A2" office:value-type="string">
            <text:p text:style-name="P1">Bss</text:p>
          </table:table-cell>
          <table:table-cell table:style-name="Table1.B2" office:value-type="string">
            <text:p text:style-name="P2">buffer = </text:p>
            <text:p text:style-name="P2"><text:span text:style-name="T2">&amp;</text:span>c = <text:span text:style-name="T1">0x21038</text:span></text:p>
          </table:table-cell>
        </table:table-row>
        <table:table-row>
          <table:table-cell table:style-name="Table1.A2" office:value-type="string">
            <text:p text:style-name="P1">Stack</text:p>
          </table:table-cell>
          <table:table-cell table:style-name="Table1.B2" office:value-type="string">
            <text:p text:style-name="P5">&amp;d = 0x7ede8f4c</text:p>
            <text:p text:style-name="P5">&amp;str = 0x7ede8f5c</text:p>
            <text:p text:style-name="P5">&amp;p = 0x7ede8f60</text:p>
            <text:p text:style-name="P4">&amp;b = 0x7ede8f64</text:p>
            <text:p text:style-name="P4">^^ Initialized from high to low memory <text:span text:style-name="T3">during runtime</text:span></text:p>
          </table:table-cell>
        </table:table-row>
        <table:table-row>
          <table:table-cell table:style-name="Table1.A2" office:value-type="string">
            <text:p text:style-name="P1">Heap</text:p>
          </table:table-cell>
          <table:table-cell table:style-name="Table1.B2" office:value-type="string">
            <text:p text:style-name="P2">p = <text:span text:style-name="T1">0xd94008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24:38.750105853</meta:creation-date>
    <dc:date>2019-03-19T01:45:54.834362249</dc:date>
    <meta:editing-duration>PT1H2M</meta:editing-duration>
    <meta:editing-cycles>4</meta:editing-cycles>
    <meta:generator>LibreOffice/5.2.7.2$Linux_ARM_EABI LibreOffice_project/20m0$Build-2</meta:generator>
    <meta:document-statistic meta:table-count="1" meta:image-count="0" meta:object-count="0" meta:page-count="1" meta:paragraph-count="19" meta:word-count="77" meta:character-count="381" meta:non-whitespace-character-count="321"/>
  </office:meta>
</office:document-meta>
</file>